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63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s" fo:country="CO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s" fo:country="CO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4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s" fo:country="CO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s" fo:country="CO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e8f2a1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s" fo:country="CO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e8f2a1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s" fo:country="CO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f972f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s" fo:country="CO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ff972f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s" fo:country="CO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14" style:family="table-cell" style:parent-style-name="Default">
      <style:table-cell-properties fo:background-color="#ffff6d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s" fo:country="CO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ffff6d" fo:border="0.06pt solid #000000"/>
    </style:style>
    <style:style style:name="ce16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6" table:default-cell-style-name="Default"/>
        <table:table-column table:style-name="co1" table:number-columns-repeated="2" table:default-cell-style-name="ce6"/>
        <table:table-column table:style-name="co1" table:number-columns-repeated="7" table:default-cell-style-name="Default"/>
        <table:table-row table:style-name="ro1" table:number-rows-repeated="12">
          <table:table-cell table:number-columns-repeated="6"/>
          <table:table-cell table:style-name="Default" table:number-columns-repeated="2"/>
          <table:table-cell table:number-columns-repeated="7"/>
        </table:table-row>
        <table:table-row table:style-name="ro2">
          <table:table-cell table:number-columns-repeated="5"/>
          <table:table-cell table:style-name="ce5" office:value-type="string" calcext:value-type="string">
            <text:p>Amplitud de la señal </text:p>
          </table:table-cell>
          <table:table-cell office:value-type="string" calcext:value-type="string">
            <text:p>Amplitud del ruido </text:p>
          </table:table-cell>
          <table:table-cell office:value-type="string" calcext:value-type="string">
            <text:p>SNR (Eb/No) [dB]</text:p>
          </table:table-cell>
          <table:table-cell table:style-name="ce6" office:value-type="string" calcext:value-type="string">
            <text:p>SNR (Eb/No) [lINEAL]</text:p>
          </table:table-cell>
          <table:table-cell table:style-name="ce6" office:value-type="string" calcext:value-type="string">
            <text:p>Probabilidad de error <text:s/>Calculado</text:p>
          </table:table-cell>
          <table:table-cell table:style-name="ce9" office:value-type="string" calcext:value-type="string">
            <text:p>Probabilidad de error <text:s/>Calculado LOG</text:p>
          </table:table-cell>
          <table:table-cell table:style-name="ce11" office:value-type="string" calcext:value-type="string">
            <text:p>Medida de BER (log10(X))</text:p>
          </table:table-cell>
          <table:table-cell table:style-name="ce6" office:value-type="string" calcext:value-type="string">
            <text:p>Medida de BER ((X)) lineal</text:p>
          </table:table-cell>
          <table:table-cell table:style-name="ce14" office:value-type="string" calcext:value-type="string">
            <text:p>Medida de BER con filtro (log10(X))</text:p>
          </table:table-cell>
          <table:table-cell table:style-name="ce6" office:value-type="string" calcext:value-type="string">
            <text:p>Medida de BER con filtro ((X)) lineal</text:p>
          </table:table-cell>
        </table:table-row>
        <table:table-row table:style-name="ro1">
          <table:table-cell table:number-columns-repeated="5"/>
          <table:table-cell table:style-name="ce6" office:value-type="float" office:value="1" calcext:value-type="float">
            <text:p>1</text:p>
          </table:table-cell>
          <table:table-cell office:value-type="float" office:value="0.708" calcext:value-type="float">
            <text:p>0,708</text:p>
          </table:table-cell>
          <table:table-cell office:value-type="float" office:value="0" calcext:value-type="float">
            <text:p>0</text:p>
          </table:table-cell>
          <table:table-cell table:style-name="ce7" table:formula="of:=POWER(10;[.H14]/10)" office:value-type="float" office:value="1" calcext:value-type="float">
            <text:p>1,00</text:p>
          </table:table-cell>
          <table:table-cell table:style-name="ce8" table:formula="of:=COM.MICROSOFT.ERFC.PRECISE(SQRT([.I14]))/2" office:value-type="float" office:value="0.0786496035251426" calcext:value-type="float">
            <text:p>0,078649603525143</text:p>
          </table:table-cell>
          <table:table-cell table:style-name="ce10" table:formula="of:=LOG10([.J14])" office:value-type="float" office:value="-1.10430346232584" calcext:value-type="float">
            <text:p>-1,10430346232584</text:p>
          </table:table-cell>
          <table:table-cell table:style-name="ce12" office:value-type="float" office:value="-1.103291" calcext:value-type="float">
            <text:p>-1,103291</text:p>
          </table:table-cell>
          <table:table-cell table:style-name="ce13" table:formula="of:=POWER(10;[.L14])" office:value-type="float" office:value="0.0788331717160025" calcext:value-type="float">
            <text:p>0,078833171716003</text:p>
          </table:table-cell>
          <table:table-cell table:style-name="ce15" office:value-type="float" office:value="-0.301278" calcext:value-type="float">
            <text:p>-0,301278</text:p>
          </table:table-cell>
          <table:table-cell table:style-name="ce16" table:formula="of:=POWER(10;[.N14])" office:value-type="float" office:value="0.499714555965763" calcext:value-type="float">
            <text:p>0,499714555965763</text:p>
          </table:table-cell>
        </table:table-row>
        <table:table-row table:style-name="ro1">
          <table:table-cell table:number-columns-repeated="5"/>
          <table:table-cell table:style-name="ce6" office:value-type="float" office:value="1" calcext:value-type="float">
            <text:p>1</text:p>
          </table:table-cell>
          <table:table-cell office:value-type="float" office:value="0.631" calcext:value-type="float">
            <text:p>0,631</text:p>
          </table:table-cell>
          <table:table-cell office:value-type="float" office:value="1" calcext:value-type="float">
            <text:p>1</text:p>
          </table:table-cell>
          <table:table-cell table:style-name="ce7" table:formula="of:=POWER(10;[.H15]/10)" office:value-type="float" office:value="1.25892541179417" calcext:value-type="float">
            <text:p>1,26</text:p>
          </table:table-cell>
          <table:table-cell table:style-name="ce8" table:formula="of:=COM.MICROSOFT.ERFC.PRECISE(SQRT([.I15]))/2" office:value-type="float" office:value="0.0562819519765415" calcext:value-type="float">
            <text:p>0,056281951976542</text:p>
          </table:table-cell>
          <table:table-cell table:style-name="ce10" table:formula="of:=LOG10([.J15])" office:value-type="float" office:value="-1.24963084872947" calcext:value-type="float">
            <text:p>-1,24963084872947</text:p>
          </table:table-cell>
          <table:table-cell table:style-name="ce12" office:value-type="float" office:value="-1.248292" calcext:value-type="float">
            <text:p>-1,248292</text:p>
          </table:table-cell>
          <table:table-cell table:style-name="ce13" table:formula="of:=POWER(10;[.L15])" office:value-type="float" office:value="0.0564557264363336" calcext:value-type="float">
            <text:p>0,056455726436334</text:p>
          </table:table-cell>
          <table:table-cell table:style-name="ce15" office:value-type="float" office:value="-0.301085" calcext:value-type="float">
            <text:p>-0,301085</text:p>
          </table:table-cell>
          <table:table-cell table:style-name="ce16" table:formula="of:=POWER(10;[.N15])" office:value-type="float" office:value="0.49993667792794" calcext:value-type="float">
            <text:p>0,49993667792794</text:p>
          </table:table-cell>
        </table:table-row>
        <table:table-row table:style-name="ro1">
          <table:table-cell table:number-columns-repeated="5"/>
          <table:table-cell table:style-name="ce6" office:value-type="float" office:value="1" calcext:value-type="float">
            <text:p>1</text:p>
          </table:table-cell>
          <table:table-cell office:value-type="float" office:value="0.562" calcext:value-type="float">
            <text:p>0,562</text:p>
          </table:table-cell>
          <table:table-cell office:value-type="float" office:value="2" calcext:value-type="float">
            <text:p>2</text:p>
          </table:table-cell>
          <table:table-cell table:style-name="ce7" table:formula="of:=POWER(10;[.H16]/10)" office:value-type="float" office:value="1.58489319246111" calcext:value-type="float">
            <text:p>1,58</text:p>
          </table:table-cell>
          <table:table-cell table:style-name="ce8" table:formula="of:=COM.MICROSOFT.ERFC.PRECISE(SQRT([.I16]))/2" office:value-type="float" office:value="0.037506128358926" calcext:value-type="float">
            <text:p>0,037506128358926</text:p>
          </table:table-cell>
          <table:table-cell table:style-name="ce10" table:formula="of:=LOG10([.J16])" office:value-type="float" office:value="-1.42589776440529" calcext:value-type="float">
            <text:p>-1,42589776440529</text:p>
          </table:table-cell>
          <table:table-cell table:style-name="ce12" office:value-type="float" office:value="-1.425379" calcext:value-type="float">
            <text:p>-1,425379</text:p>
          </table:table-cell>
          <table:table-cell table:style-name="ce13" table:formula="of:=POWER(10;[.L16])" office:value-type="float" office:value="0.0375509561667951" calcext:value-type="float">
            <text:p>0,037550956166795</text:p>
          </table:table-cell>
          <table:table-cell table:style-name="ce15" office:value-type="float" office:value="-0.301085" calcext:value-type="float">
            <text:p>-0,301085</text:p>
          </table:table-cell>
          <table:table-cell table:style-name="ce16" table:formula="of:=POWER(10;[.N16])" office:value-type="float" office:value="0.49993667792794" calcext:value-type="float">
            <text:p>0,49993667792794</text:p>
          </table:table-cell>
        </table:table-row>
        <table:table-row table:style-name="ro1">
          <table:table-cell table:number-columns-repeated="5"/>
          <table:table-cell table:style-name="ce6" office:value-type="float" office:value="1" calcext:value-type="float">
            <text:p>1</text:p>
          </table:table-cell>
          <table:table-cell office:value-type="float" office:value="0.501" calcext:value-type="float">
            <text:p>0,501</text:p>
          </table:table-cell>
          <table:table-cell office:value-type="float" office:value="3" calcext:value-type="float">
            <text:p>3</text:p>
          </table:table-cell>
          <table:table-cell table:style-name="ce7" table:formula="of:=POWER(10;[.H17]/10)" office:value-type="float" office:value="1.99526231496888" calcext:value-type="float">
            <text:p>2,00</text:p>
          </table:table-cell>
          <table:table-cell table:style-name="ce8" table:formula="of:=COM.MICROSOFT.ERFC.PRECISE(SQRT([.I17]))/2" office:value-type="float" office:value="0.0228784075610853" calcext:value-type="float">
            <text:p>0,022878407561085</text:p>
          </table:table-cell>
          <table:table-cell table:style-name="ce10" table:formula="of:=LOG10([.J17])" office:value-type="float" office:value="-1.64057420765443" calcext:value-type="float">
            <text:p>-1,64057420765443</text:p>
          </table:table-cell>
          <table:table-cell table:style-name="ce12" office:value-type="float" office:value="-1.639938" calcext:value-type="float">
            <text:p>-1,639938</text:p>
          </table:table-cell>
          <table:table-cell table:style-name="ce13" table:formula="of:=POWER(10;[.L17])" office:value-type="float" office:value="0.0229119472101125" calcext:value-type="float">
            <text:p>0,022911947210113</text:p>
          </table:table-cell>
          <table:table-cell table:style-name="ce15" office:value-type="float" office:value="-0.301085" calcext:value-type="float">
            <text:p>-0,301085</text:p>
          </table:table-cell>
          <table:table-cell table:style-name="ce16" table:formula="of:=POWER(10;[.N17])" office:value-type="float" office:value="0.49993667792794" calcext:value-type="float">
            <text:p>0,49993667792794</text:p>
          </table:table-cell>
        </table:table-row>
        <table:table-row table:style-name="ro1">
          <table:table-cell table:number-columns-repeated="5"/>
          <table:table-cell table:style-name="ce6" office:value-type="float" office:value="1" calcext:value-type="float">
            <text:p>1</text:p>
          </table:table-cell>
          <table:table-cell office:value-type="float" office:value="0.447" calcext:value-type="float">
            <text:p>0,447</text:p>
          </table:table-cell>
          <table:table-cell office:value-type="float" office:value="4" calcext:value-type="float">
            <text:p>4</text:p>
          </table:table-cell>
          <table:table-cell table:style-name="ce7" table:formula="of:=POWER(10;[.H18]/10)" office:value-type="float" office:value="2.51188643150958" calcext:value-type="float">
            <text:p>2,51</text:p>
          </table:table-cell>
          <table:table-cell table:style-name="ce8" table:formula="of:=COM.MICROSOFT.ERFC.PRECISE(SQRT([.I18]))/2" office:value-type="float" office:value="0.0125008180407376" calcext:value-type="float">
            <text:p>0,012500818040738</text:p>
          </table:table-cell>
          <table:table-cell table:style-name="ce10" table:formula="of:=LOG10([.J18])" office:value-type="float" office:value="-1.90306156627564" calcext:value-type="float">
            <text:p>-1,90306156627564</text:p>
          </table:table-cell>
          <table:table-cell table:style-name="ce12" office:value-type="float" office:value="-1.89881" calcext:value-type="float">
            <text:p>-1,89881</text:p>
          </table:table-cell>
          <table:table-cell table:style-name="ce13" table:formula="of:=POWER(10;[.L18])" office:value-type="float" office:value="0.0126237969376575" calcext:value-type="float">
            <text:p>0,012623796937658</text:p>
          </table:table-cell>
          <table:table-cell table:style-name="ce15" office:value-type="float" office:value="-0.301085" calcext:value-type="float">
            <text:p>-0,301085</text:p>
          </table:table-cell>
          <table:table-cell table:style-name="ce16" table:formula="of:=POWER(10;[.N18])" office:value-type="float" office:value="0.49993667792794" calcext:value-type="float">
            <text:p>0,49993667792794</text:p>
          </table:table-cell>
        </table:table-row>
        <table:table-row table:style-name="ro1">
          <table:table-cell table:number-columns-repeated="5"/>
          <table:table-cell table:style-name="ce6" office:value-type="float" office:value="1" calcext:value-type="float">
            <text:p>1</text:p>
          </table:table-cell>
          <table:table-cell office:value-type="float" office:value="0.398" calcext:value-type="float">
            <text:p>0,398</text:p>
          </table:table-cell>
          <table:table-cell office:value-type="float" office:value="5" calcext:value-type="float">
            <text:p>5</text:p>
          </table:table-cell>
          <table:table-cell table:style-name="ce7" table:formula="of:=POWER(10;[.H19]/10)" office:value-type="float" office:value="3.16227766016838" calcext:value-type="float">
            <text:p>3,16</text:p>
          </table:table-cell>
          <table:table-cell table:style-name="ce8" table:formula="of:=COM.MICROSOFT.ERFC.PRECISE(SQRT([.I19]))/2" office:value-type="float" office:value="0.00595386714777866" calcext:value-type="float">
            <text:p>0,005953867147779</text:p>
          </table:table-cell>
          <table:table-cell table:style-name="ce10" table:formula="of:=LOG10([.J19])" office:value-type="float" office:value="-2.22520086025536" calcext:value-type="float">
            <text:p>-2,22520086025536</text:p>
          </table:table-cell>
          <table:table-cell table:style-name="ce12" office:value-type="float" office:value="-2.22005" calcext:value-type="float">
            <text:p>-2,22005</text:p>
          </table:table-cell>
          <table:table-cell table:style-name="ce13" table:formula="of:=POWER(10;[.L19])" office:value-type="float" office:value="0.00602490217831565" calcext:value-type="float">
            <text:p>0,006024902178316</text:p>
          </table:table-cell>
          <table:table-cell table:style-name="ce15" office:value-type="float" office:value="-0.301085" calcext:value-type="float">
            <text:p>-0,301085</text:p>
          </table:table-cell>
          <table:table-cell table:style-name="ce16" table:formula="of:=POWER(10;[.N19])" office:value-type="float" office:value="0.49993667792794" calcext:value-type="float">
            <text:p>0,49993667792794</text:p>
          </table:table-cell>
        </table:table-row>
        <table:table-row table:style-name="ro1">
          <table:table-cell table:number-columns-repeated="5"/>
          <table:table-cell table:style-name="ce6" office:value-type="float" office:value="1" calcext:value-type="float">
            <text:p>1</text:p>
          </table:table-cell>
          <table:table-cell office:value-type="float" office:value="0.355" calcext:value-type="float">
            <text:p>0,355</text:p>
          </table:table-cell>
          <table:table-cell office:value-type="float" office:value="6" calcext:value-type="float">
            <text:p>6</text:p>
          </table:table-cell>
          <table:table-cell table:style-name="ce7" table:formula="of:=POWER(10;[.H20]/10)" office:value-type="float" office:value="3.98107170553497" calcext:value-type="float">
            <text:p>3,98</text:p>
          </table:table-cell>
          <table:table-cell table:style-name="ce8" table:formula="of:=COM.MICROSOFT.ERFC.PRECISE(SQRT([.I20]))/2" office:value-type="float" office:value="0.00238829078093281" calcext:value-type="float">
            <text:p>0,002388290780933</text:p>
          </table:table-cell>
          <table:table-cell table:style-name="ce10" table:formula="of:=LOG10([.J20])" office:value-type="float" office:value="-2.62191279778283" calcext:value-type="float">
            <text:p>-2,62191279778283</text:p>
          </table:table-cell>
          <table:table-cell table:style-name="ce12" office:value-type="float" office:value="-2.618697" calcext:value-type="float">
            <text:p>-2,618697</text:p>
          </table:table-cell>
          <table:table-cell table:style-name="ce13" table:formula="of:=POWER(10;[.L20])" office:value-type="float" office:value="0.00240604086905148" calcext:value-type="float">
            <text:p>0,002406040869051</text:p>
          </table:table-cell>
          <table:table-cell table:style-name="ce15" office:value-type="float" office:value="-0.301085" calcext:value-type="float">
            <text:p>-0,301085</text:p>
          </table:table-cell>
          <table:table-cell table:style-name="ce16" table:formula="of:=POWER(10;[.N20])" office:value-type="float" office:value="0.49993667792794" calcext:value-type="float">
            <text:p>0,49993667792794</text:p>
          </table:table-cell>
        </table:table-row>
        <table:table-row table:style-name="ro1">
          <table:table-cell table:number-columns-repeated="5"/>
          <table:table-cell table:style-name="ce6" office:value-type="float" office:value="1" calcext:value-type="float">
            <text:p>1</text:p>
          </table:table-cell>
          <table:table-cell office:value-type="float" office:value="0.316" calcext:value-type="float">
            <text:p>0,316</text:p>
          </table:table-cell>
          <table:table-cell office:value-type="float" office:value="7" calcext:value-type="float">
            <text:p>7</text:p>
          </table:table-cell>
          <table:table-cell table:style-name="ce7" table:formula="of:=POWER(10;[.H21]/10)" office:value-type="float" office:value="5.01187233627272" calcext:value-type="float">
            <text:p>5,01</text:p>
          </table:table-cell>
          <table:table-cell table:style-name="ce8" table:formula="of:=COM.MICROSOFT.ERFC.PRECISE(SQRT([.I21]))/2" office:value-type="float" office:value="0.000772674815378444" calcext:value-type="float">
            <text:p>0,000772674815378</text:p>
          </table:table-cell>
          <table:table-cell table:style-name="ce10" table:formula="of:=LOG10([.J21])" office:value-type="float" office:value="-3.11200324295158" calcext:value-type="float">
            <text:p>-3,11200324295158</text:p>
          </table:table-cell>
          <table:table-cell table:style-name="ce12" office:value-type="float" office:value="-3.107229" calcext:value-type="float">
            <text:p>-3,107229</text:p>
          </table:table-cell>
          <table:table-cell table:style-name="ce13" table:formula="of:=POWER(10;[.L21])" office:value-type="float" office:value="0.000781215767152271" calcext:value-type="float">
            <text:p>0,000781215767152</text:p>
          </table:table-cell>
          <table:table-cell table:style-name="ce15" office:value-type="float" office:value="-0.301085" calcext:value-type="float">
            <text:p>-0,301085</text:p>
          </table:table-cell>
          <table:table-cell table:style-name="ce16" table:formula="of:=POWER(10;[.N21])" office:value-type="float" office:value="0.49993667792794" calcext:value-type="float">
            <text:p>0,49993667792794</text:p>
          </table:table-cell>
        </table:table-row>
        <table:table-row table:style-name="ro1">
          <table:table-cell table:number-columns-repeated="5"/>
          <table:table-cell table:style-name="ce6" office:value-type="float" office:value="1" calcext:value-type="float">
            <text:p>1</text:p>
          </table:table-cell>
          <table:table-cell office:value-type="float" office:value="0.282" calcext:value-type="float">
            <text:p>0,282</text:p>
          </table:table-cell>
          <table:table-cell office:value-type="float" office:value="8" calcext:value-type="float">
            <text:p>8</text:p>
          </table:table-cell>
          <table:table-cell table:style-name="ce7" table:formula="of:=POWER(10;[.H22]/10)" office:value-type="float" office:value="6.30957344480193" calcext:value-type="float">
            <text:p>6,31</text:p>
          </table:table-cell>
          <table:table-cell table:style-name="ce8" table:formula="of:=COM.MICROSOFT.ERFC.PRECISE(SQRT([.I22]))/2" office:value-type="float" office:value="0.000190907774075993" calcext:value-type="float">
            <text:p>0,000190907774076</text:p>
          </table:table-cell>
          <table:table-cell table:style-name="ce10" table:formula="of:=LOG10([.J22])" office:value-type="float" office:value="-3.71917638606646" calcext:value-type="float">
            <text:p>-3,71917638606646</text:p>
          </table:table-cell>
          <table:table-cell table:style-name="ce12" office:value-type="float" office:value="-3.69994" calcext:value-type="float">
            <text:p>-3,69994</text:p>
          </table:table-cell>
          <table:table-cell table:style-name="ce13" table:formula="of:=POWER(10;[.L22])" office:value-type="float" office:value="0.000199553798968716" calcext:value-type="float">
            <text:p>0,000199553798969</text:p>
          </table:table-cell>
          <table:table-cell table:style-name="ce15" office:value-type="float" office:value="-0.301085" calcext:value-type="float">
            <text:p>-0,301085</text:p>
          </table:table-cell>
          <table:table-cell table:style-name="ce16" table:formula="of:=POWER(10;[.N22])" office:value-type="float" office:value="0.49993667792794" calcext:value-type="float">
            <text:p>0,49993667792794</text:p>
          </table:table-cell>
        </table:table-row>
        <table:table-row table:style-name="ro1">
          <table:table-cell table:number-columns-repeated="5"/>
          <table:table-cell table:style-name="ce6" office:value-type="float" office:value="1" calcext:value-type="float">
            <text:p>1</text:p>
          </table:table-cell>
          <table:table-cell office:value-type="float" office:value="0.251" calcext:value-type="float">
            <text:p>0,251</text:p>
          </table:table-cell>
          <table:table-cell office:value-type="float" office:value="9" calcext:value-type="float">
            <text:p>9</text:p>
          </table:table-cell>
          <table:table-cell table:style-name="ce7" table:formula="of:=POWER(10;[.H23]/10)" office:value-type="float" office:value="7.94328234724282" calcext:value-type="float">
            <text:p>7,94</text:p>
          </table:table-cell>
          <table:table-cell table:style-name="ce8" table:formula="of:=COM.MICROSOFT.ERFC.PRECISE(SQRT([.I23]))/2" office:value-type="float" office:value="0.0000336272284196175" calcext:value-type="float">
            <text:p>3,36272284196175E-05</text:p>
          </table:table-cell>
          <table:table-cell table:style-name="ce10" table:formula="of:=LOG10([.J23])" office:value-type="float" office:value="-4.47330892607428" calcext:value-type="float">
            <text:p>-4,47330892607428</text:p>
          </table:table-cell>
          <table:table-cell table:style-name="ce12" office:value-type="float" office:value="-4.461356" calcext:value-type="float">
            <text:p>-4,461356</text:p>
          </table:table-cell>
          <table:table-cell table:style-name="ce13" table:formula="of:=POWER(10;[.L23])" office:value-type="float" office:value="0.000034565592049167" calcext:value-type="float">
            <text:p>3,4565592049167E-05</text:p>
          </table:table-cell>
          <table:table-cell table:style-name="ce15" office:value-type="float" office:value="-0.301085" calcext:value-type="float">
            <text:p>-0,301085</text:p>
          </table:table-cell>
          <table:table-cell table:style-name="ce16" table:formula="of:=POWER(10;[.N23])" office:value-type="float" office:value="0.49993667792794" calcext:value-type="float">
            <text:p>0,49993667792794</text:p>
          </table:table-cell>
        </table:table-row>
        <table:table-row table:style-name="ro1">
          <table:table-cell table:number-columns-repeated="5"/>
          <table:table-cell table:style-name="ce6" office:value-type="float" office:value="1" calcext:value-type="float">
            <text:p>1</text:p>
          </table:table-cell>
          <table:table-cell office:value-type="float" office:value="0.224" calcext:value-type="float">
            <text:p>0,224</text:p>
          </table:table-cell>
          <table:table-cell office:value-type="float" office:value="10" calcext:value-type="float">
            <text:p>10</text:p>
          </table:table-cell>
          <table:table-cell table:style-name="ce7" table:formula="of:=POWER(10;[.H24]/10)" office:value-type="float" office:value="10" calcext:value-type="float">
            <text:p>10,00</text:p>
          </table:table-cell>
          <table:table-cell table:style-name="ce8" table:formula="of:=COM.MICROSOFT.ERFC.PRECISE(SQRT([.I24]))/2" office:value-type="float" office:value="0.00000387210821552204" calcext:value-type="float">
            <text:p>3,87210821552204E-06</text:p>
          </table:table-cell>
          <table:table-cell table:style-name="ce10" table:formula="of:=LOG10([.J24])" office:value-type="float" office:value="-5.41205251377394" calcext:value-type="float">
            <text:p>-5,41205251377394</text:p>
          </table:table-cell>
          <table:table-cell table:style-name="ce12" office:value-type="float" office:value="-5.463878" calcext:value-type="float">
            <text:p>-5,463878</text:p>
          </table:table-cell>
          <table:table-cell table:style-name="ce13" table:formula="of:=POWER(10;[.L24])" office:value-type="float" office:value="0.00000343654472168764" calcext:value-type="float">
            <text:p>3,43654472168764E-06</text:p>
          </table:table-cell>
          <table:table-cell table:style-name="ce15" office:value-type="float" office:value="-0.301085" calcext:value-type="float">
            <text:p>-0,301085</text:p>
          </table:table-cell>
          <table:table-cell table:style-name="ce16" table:formula="of:=POWER(10;[.N24])" office:value-type="float" office:value="0.49993667792794" calcext:value-type="float">
            <text:p>0,49993667792794</text:p>
          </table:table-cell>
        </table:table-row>
        <table:table-row table:style-name="ro1">
          <table:table-cell table:number-columns-repeated="5"/>
          <table:table-cell table:style-name="ce6"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office:value-type="float" office:value="11" calcext:value-type="float">
            <text:p>11</text:p>
          </table:table-cell>
          <table:table-cell table:style-name="ce7" table:formula="of:=POWER(10;[.H25]/10)" office:value-type="float" office:value="12.5892541179417" calcext:value-type="float">
            <text:p>12,59</text:p>
          </table:table-cell>
          <table:table-cell table:style-name="ce8" table:formula="of:=COM.MICROSOFT.ERFC.PRECISE(SQRT([.I25]))/2" office:value-type="float" office:value="0.00000026130679535752" calcext:value-type="float">
            <text:p>2,6130679535752E-07</text:p>
          </table:table-cell>
          <table:table-cell table:style-name="ce10" table:formula="of:=LOG10([.J25])" office:value-type="float" office:value="-6.58284929617432" calcext:value-type="float">
            <text:p>-6,58284929617432</text:p>
          </table:table-cell>
          <table:table-cell table:style-name="ce12" office:value-type="float" office:value="-6.197383" calcext:value-type="float">
            <text:p>-6,197383</text:p>
          </table:table-cell>
          <table:table-cell table:style-name="ce13" table:formula="of:=POWER(10;[.L25])" office:value-type="float" office:value="0.000000634770886784076" calcext:value-type="float">
            <text:p>6,34770886784076E-07</text:p>
          </table:table-cell>
          <table:table-cell table:style-name="ce15" office:value-type="float" office:value="-0.301085" calcext:value-type="float">
            <text:p>-0,301085</text:p>
          </table:table-cell>
          <table:table-cell table:style-name="ce16" table:formula="of:=POWER(10;[.N25])" office:value-type="float" office:value="0.49993667792794" calcext:value-type="float">
            <text:p>0,4999366779279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O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10">00/00/0000</text:date>, <text:time style:data-style-name="N2" text:time-value="15:14:37.397077784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2-10T14:43:38.605701513</meta:creation-date>
    <dc:date>2023-02-10T15:55:07.428183526</dc:date>
    <meta:editing-duration>PT11M53S</meta:editing-duration>
    <meta:editing-cycles>4</meta:editing-cycles>
    <meta:generator>LibreOffice/6.4.7.2$Linux_X86_64 LibreOffice_project/40$Build-2</meta:generator>
    <meta:document-statistic meta:table-count="1" meta:cell-count="130" meta:object-count="0"/>
    <meta:user-defined meta:name=""/>
  </office:meta>
</office:document-meta>
</file>